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tab-stops>
          <style:tab-stop style:position="0.582cm"/>
        </style:tab-stops>
      </style:paragraph-properties>
      <style:text-properties fo:color="#c90016" fo:font-weight="normal" style:font-weight-asian="normal" style:font-weight-complex="normal"/>
    </style:style>
    <style:style style:name="P2" style:family="paragraph" style:parent-style-name="Standard">
      <style:paragraph-properties fo:line-height="150%" fo:text-align="justify" style:justify-single-word="false"/>
      <style:text-properties fo:font-weight="normal" style:font-weight-asian="normal" style:font-weight-complex="normal"/>
    </style:style>
    <style:style style:name="P3" style:family="paragraph" style:parent-style-name="Standard">
      <style:paragraph-properties fo:line-height="150%" fo:text-align="justify" style:justify-single-word="false">
        <style:tab-stops>
          <style:tab-stop style:position="0.582cm"/>
        </style:tab-stops>
      </style:paragraph-properties>
      <style:text-properties fo:font-weight="normal" style:font-weight-asian="normal" style:font-weight-complex="normal"/>
    </style:style>
    <style:style style:name="P4" style:family="paragraph" style:parent-style-name="Standard">
      <style:paragraph-properties fo:line-height="150%" fo:text-align="justify" style:justify-single-word="false"/>
      <style:text-properties fo:font-weight="bold" style:font-weight-asian="bold" style:font-weight-complex="bold"/>
    </style:style>
    <style:style style:name="P5" style:family="paragraph" style:parent-style-name="Standard">
      <style:paragraph-properties fo:line-height="150%" fo:text-align="justify" style:justify-single-word="false">
        <style:tab-stops>
          <style:tab-stop style:position="0.582cm"/>
        </style:tab-stops>
      </style:paragraph-properties>
      <style:text-properties fo:font-weight="bold" style:font-weight-asian="bold" style:font-weight-complex="bold"/>
    </style:style>
    <style:style style:name="P6" style:family="paragraph" style:parent-style-name="Standard">
      <style:paragraph-properties fo:line-height="150%" fo:text-align="justify" style:justify-single-word="false">
        <style:tab-stops>
          <style:tab-stop style:position="0.582cm"/>
        </style:tab-stops>
      </style:paragraph-properties>
      <style:text-properties fo:font-weight="normal" style:font-weight-asian="normal" style:font-weight-complex="normal"/>
    </style:style>
    <style:style style:name="P7" style:family="paragraph" style:parent-style-name="Standard" style:list-style-name="L1">
      <style:paragraph-properties fo:line-height="150%" fo:text-align="justify" style:justify-single-word="false">
        <style:tab-stops>
          <style:tab-stop style:position="0.582cm"/>
        </style:tab-stops>
      </style:paragraph-properties>
      <style:text-properties fo:font-weight="normal" style:font-weight-asian="normal" style:font-weight-complex="normal"/>
    </style:style>
    <style:style style:name="P8" style:family="paragraph" style:parent-style-name="Standard">
      <style:paragraph-properties fo:line-height="150%" fo:text-align="justify" style:justify-single-word="false"/>
      <style:text-properties fo:color="#c90016" fo:font-weight="normal" style:font-weight-asian="normal" style:font-weight-complex="normal"/>
    </style:style>
    <style:style style:name="P9" style:family="paragraph" style:parent-style-name="Standard" style:list-style-name="L1">
      <style:paragraph-properties fo:margin-left="-0.026cm" fo:margin-right="0cm" fo:line-height="150%" fo:text-align="justify" style:justify-single-word="false" fo:text-indent="0.767cm" style:auto-text-indent="false">
        <style:tab-stops/>
      </style:paragraph-properties>
      <style:text-properties fo:font-weight="normal" style:font-weight-asian="normal" style:font-weight-complex="normal"/>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text:s/>you have the algo, all the parameters</text:p>
      <text:p text:style-name="P2">[21:47:53] Joao Taveira Araujo: comparing it to texcp, equalisation mode, split by prefix</text:p>
      <text:p text:style-name="P2">to enable a path diversitset on the top on the top of an existing routing system. Fortunately ns-3 allows that such configuration: particularly for the sake of our simulations we installed our TEXCP routing module over ns-3's Ipv4GlobalRouting module, that has a function that populate directly the routing tables for all the nodes in a topology. Hence we didn't have to develop a whole routing modul</text:p>
      <text:p text:style-name="P3">Probe message has the address of the egress routers as a destination address. RouteOutput the function responsible of treating the outgoing messages was modified in order to allow that every probe goes through the desired path and that not the same path since they all have the same destination address.</text:p>
      <text:p text:style-name="P3">it sent a probe on all the available paths. To avoid the need of information exchanges between separate modules, sending the probes was implemented in the same routing module. When the timer fires, the agents goes <text:s/>through the routing table and send a probe on every path. The sending operation is done using a UDP socket. The </text:p>
      <text:p text:style-name="P3">The agent set a timer </text:p>
      <text:p text:style-name="P3"/>
      <text:p text:style-name="P1">PREFLEX at the end host</text:p>
      <text:p text:style-name="P1">This signalling should be embedded in the IP header and as explained in the previous chapter, this could be done in compatibility with re-ECN, A module for re-ECN was already implemented so the only changes are related to the LEx marking that the end hosts uses to mark retransmitted packets. The information about retransmission is confined in TCP.</text:p>
      <text:p text:style-name="P1">ns-3 overview</text:p>
      <text:p text:style-name="P1">Like ns2, ns-3 is free, open source and relies mainly on the research community for development and maintenance. The update of the software is frequent with a new release every three months. ns-3 responds to the current trendrs on the world of Internet research like the extensibility of the software core, the integration and cooperation with other networks, attention Many new concept that facilitate cooperation between seperated elemenets and an enhance tracing system. ns-3 is all in C++ while interfacing using Python is possible.</text:p>
      <text:p text:style-name="P1">ns-3 is a new software and not backward-compatible with ns2, but it kept many of its trading marks,</text:p>
      <text:p text:style-name="P1">ns-3 system use similar concepts to the one that ns2 had: nodes, channels, net devices, routing protocols, applications and many others. Node is certainly the most fundamental and used in ns-3 to indicate the basic computing device. Node is conceptually equivalent to the concept of host used in <text:soft-page-break/>Internet jargon to connect to the network. The node is the the recipient over which we are going to build all the functionalities that we are going to use. An analogy could be drawn with a computer where we could add applications peripheral cards drivers and protocol stacks on the system. </text:p>
      <text:p text:style-name="P2">Enabling the nodes to communicate physically between them is obviously a common function fr all the imaginable simulation scenarios. A range of options is available that include for instance point-to-point, and mesh for wired technologies and wifi and wimax for wireless technologies. The second component for enabling the communication is the channel. ns-3 channels are conceptual objects that connects to nodes through their net devices and take the responsibility of passing the messages between the nodes connected to the same channel. However, the task of transporting a packet which is the communication unit in IP network from an end to an end is the responsibility of the routing layer. If we take for example a node where an Ipv4 Layer is implemented that it main function is to find the next hope for incoming packets. This element has a particular interest for our projects since we are going the main functionalities of both the TE protocols that we implemented were implemented as routing protocols. </text:p>
      <text:p text:style-name="P1">Using, the elements described until now, the topology of the network could be </text:p>
      <text:p text:style-name="P2">4.1.5 Topology Helpers </text:p>
      <text:p text:style-name="P2">In a real network, you will find host computers with added (or built-in) NICs. In ns-3 we </text:p>
      <text:p text:style-name="P2">would say that you will find Nodes with attached NetDevices. In a large simulated network </text:p>
      <text:p text:style-name="P2">you will need to arrange many connections between Nodes, NetDevices and Channels. </text:p>
      <text:p text:style-name="P2">Since connecting NetDevices to Nodes, NetDevices to Channels, assigning IP addresses, </text:p>
      <text:p text:style-name="P2">etc., are such common tasks in ns-3, we provide what we call topology helpers to make </text:p>
      <text:p text:style-name="P2">this as easy as possible. For example, it may take many distinct ns-3 core operations to </text:p>
      <text:p text:style-name="P2">create a NetDevice, add a MAC address, install that net device on a Node, configure the </text:p>
      <text:p text:style-name="P2">node’s protocol stack, and then connect the NetDevice to a Channel. Even more operations </text:p>
      <text:p text:style-name="P2">would be required to connect multiple devices onto multipoint channels and then to connect </text:p>
      <text:p text:style-name="P2">individual networks together into internetworks. We provide topology helper objects that </text:p>
      <text:p text:style-name="P1">combine those many distinct operations into an easy to use model for your convenience. </text:p>
      <text:list xml:id="list1879551780" text:style-name="L1">
        <text:list-item>
          <text:list>
            <text:list-item>
              <text:list>
                <text:list-item>
                  <text:list>
                    <text:list-item>
                      <text:list>
                        <text:list-item>
                          <text:list>
                            <text:list-item>
                              <text:list>
                                <text:list-item>
                                  <text:list>
                                    <text:list-header>
                                      <text:p text:style-name="P9">Every $T_p$ seconds agents at ingress points send probes on all the paths that it manages. This function was implement directly in the routing layer and not separately to avoid any addition information exchange between separate modules. The probe message is carried over UDP and not as an ICMP message like suggested in TEXCP draft. The reason behind this modification is that it UDP sockets are easier to manipulate in ns-3. One obstacle encountered with the use of sockets is that they don't allow the specification of the path the message should follow. As a solution, the destination address of a probe message is set to the egress address and the message is tagged with an identifier of the path. Then RouteOutput, the function within the routing layer responsible of <text:soft-page-break/>treating the outgoing messages assigned a route to the packet based on the path tag. <text:s/>Sockets were also configured to listen over the different interfaces for incoming probe messages and acks. At the egress, received probes are unicasted back to ingress router. Once this acknowledgement arrives, the agent update the state of the related path.</text:p>
                                      <text:p text:style-name="P9"/>
                                    </text:list-header>
                                  </text:list>
                                </text:list-item>
                              </text:list>
                            </text:list-item>
                          </text:list>
                        </text:list-item>
                      </text:list>
                    </text:list-item>
                  </text:list>
                </text:list-item>
                <text:list-item>
                  <text:p text:style-name="P7">Routing Layer module</text:p>
                  <text:p text:style-name="P7"/>
                </text:list-item>
              </text:list>
            </text:list-item>
          </text:list>
        </text:list-item>
      </text:list>
      <text:p text:style-name="P2">TEXCP is not itself a routing system but it is placed over existing ones. Fortunately, implementing such configuration is an easy tack in ns-3. In particular, for the sake of our simulations we've placed TEXCP module over ns-3's Ipv4GlobalRouting module that has a function that populate the routing tables of all the nodes in the topology. This way we didn't have to develop ourself the global routing <text:s/>for TEXCP. </text:p>
      <text:p text:style-name="P2">An ingress point could take part of multiple IE pair association. </text:p>
      <text:p text:style-name="P2">An important change is related to the use of IP instead of MPLS. TEXCP as mentionned before was intended for MPLS networks, however MPLS module wasn't implemented on ns-3 yet. As a result the <text:s/>TEXCP routing module was implemented as an IP routing layer. Using IP instead of MPLS implies some limitations. <text:s text:c="2"/>One of this limitataions is related to the topology, two different paths must diverge at the ingress point and converge again only at the egress point. This is due to the topology-driven nature of IP routing where naturally only one route is assigned for each destination.</text:p>
      <text:p text:style-name="P2">Workaround are possible, by specifically changing the routing layers for the sake of some scenarios, but are unrecommended since they are potentially complicated and go against the nature of IP routing. However, such complicated topologies are not really important for our simulations.</text:p>
      <text:p text:style-name="P2"/>
      <text:p text:style-name="P4">Splitting the traffic</text:p>
      <text:p text:style-name="P4"/>
      <text:p text:style-name="P2">Flare</text:p>
      <text:p text:style-name="P2">What the agent needs to do is to update (x_{sp}) the splitting ratio of the incoming traffic over the available paths. Traditionally, traffic splitting was tackled from <text:s/>two approaches. The first one is packet-based. However, this solution is very harmful to transport protocol that are sensitive to packet reordering like TCP. <text:s/>The second solution to split in flow basis, i.e. all packet of the same flows are sent over the same path. By assuring that a flow's packets goes over the same path, packet reordering won't take place and hence TCP could achieve a better performance. However, the flows have different sizes and characteristics hence this approach of traffic splitting deviates usually from the desired splitting ratio. An intermediate solution is described in \cite {flowlet}, that take advanyage from TCP burtsiness to do the splitting. A TCP flow life cycle is divided into a set of <text:soft-page-break/>packets bursts called flowlet separated by idle periods. The flow-lets could be characterized by the minimum time that separate two successive flowlets. <text:s/>If we rightly choose this value larger then the value of delay difference , we could send the packets of the different flowlets in different paths without risking reordering problems: Let's consider a simple scenario where the last packet of a flowlet leaves the paths divvergence points at time $t_0$. If we know that the when the </text:p>
      <text:p text:style-name="P2">FLARE suggest also a splitting mechanism that uses a Token-counting algorithm, </text:p>
      <text:p text:style-name="P2">The final algorithm is described as:</text:p>
      <text:p text:style-name="P2">1-when a packet arrive the counters of all the flows are updated as follows:</text:p>
      <text:p text:style-name="P2">\begin{equation}</text:p>
      <text:p text:style-name="P2">c_{sp} = c{sp} + x_{sp} \time PacketSize.</text:p>
      <text:p text:style-name="P2">\end{equation}</text:p>
      <text:p text:style-name="P2">2- if the packet flow is not TCP or the last time the flow has been seen is older then the time out value, the packet is sent on a the path with the highest token counter value. The packet is sent over the same path as the last packet of the flowlet.</text:p>
      <text:p text:style-name="P2">3-The last seen time is upadated as wel as the counter of the selectedpath according to :</text:p>
      <text:p text:style-name="P2">\begin{equation}</text:p>
      <text:p text:style-name="P2">c_{sp} = c{sp} - PacketSize.</text:p>
      <text:p text:style-name="P2">\end{equation}</text:p>
      <text:p text:style-name="P2"/>
      <text:p text:style-name="P2">The following figures shows the accuracy of the </text:p>
      <text:p text:style-name="P2"/>
      <text:list xml:id="list639929026" text:continue-numbering="true" text:style-name="L1">
        <text:list-item>
          <text:list>
            <text:list-item>
              <text:list>
                <text:list-item>
                  <text:p text:style-name="P7">Probing the paths</text:p>
                </text:list-item>
              </text:list>
            </text:list-item>
          </text:list>
        </text:list-item>
      </text:list>
      <text:p text:style-name="P3"/>
      <text:p text:style-name="P3">The load balancing mechanism described in the previous section requires constant feed of the network utilization. Probing requires the cooperation of two parts:</text:p>
      <text:p text:style-name="P5">Core routers <text:span text:style-name="T1">are the second part <text:s/>of <text:s/>the probing mechanism. Their function is to to compute the utilization and the feedback and when a probe is passing they have to update the probe according to the information they have. The information about the link utilization are usually at the bottom of a node architecture, so in order to simplify the implementation we decided to design the function mentioned previously in a new queue that will be set for the core routers. This queue will be similar to a drop-tail queue but will be also enabled with the capacity required for probe processing. The first function is clearly the calculation of the link utilization. Queues in ns-3 keeps track of many statistics like received, dropped and currently in queue, but they don't keep a track of the link utilization. By definition, the link utilization rate is the percentage of time a link was active. It was complicated to calculate the utilization according to its definition, however an accurate </text:span><text:soft-page-break/><text:span text:style-name="T1">approximation could be calculated as follows:</text:span></text:p>
      <text:p text:style-name="P3">link_utilization = \frac{ReceivedBytes – DroppedBytes}{LinkCapacity}</text:p>
      <text:p text:style-name="P3">The limitation of this formula comes form the fact that the queue buffer may delay the real link utilization.</text:p>
      <text:p text:style-name="P3">Next, the module needs also to compute the aggregate and individual feedback. There fore a track should be kept for the number of active IE pairs that uses the link. </text:p>
      <text:p text:style-name="P1">Finally, routers check all the packets to see wither they are probes. Probe messages have a special tag which is a facility that allow to avoid a complete processing <text:s/>of the headers, which will require a customization of the queue for layer 1 and 2 protocol. Once a probe is detected, the fields are updated according to the equations ??</text:p>
      <text:p text:style-name="P2">4.1.2 Application </text:p>
      <text:p text:style-name="P2">Typically, computer software is divided into two broad classes. System Software organizes </text:p>
      <text:p text:style-name="P2">various computer resources such as memory, processor cycles, disk, network, etc., according </text:p>
      <text:p text:style-name="P2">to some computing model. System software usually does not use those resources to complete </text:p>
      <text:p text:style-name="P2">tasks that directly benefit a user. A user would typically run an application that acquires </text:p>
      <text:p text:style-name="P2">and uses the resources controlled by the system software to accomplish some goal. </text:p>
      <text:p text:style-name="P2">Often, the line of separation between system and application software is made at the </text:p>
      <text:p text:style-name="P2">privilege level change that happens in operating system traps. In ns-3 there is no real </text:p>
      <text:p text:style-name="P2">concept of operating system and especially no concept of privilege levels or system calls. </text:p>
      <text:p text:style-name="P2">We do, however, have the idea of an application. Just as software applications run on </text:p>
      <text:p text:style-name="P2">computers to perform tasks in the “real world,” ns-3 applications run on ns-3 Nodes to </text:p>
      <text:p text:style-name="P2">drive simulations in the simulated world. </text:p>
      <text:p text:style-name="P2">In ns-3 the basic abstraction for a user program that generates some activity to </text:p>
      <text:p text:style-name="P2">be simulated is the application. This abstraction is represented in C++ by the class </text:p>
      <text:p text:style-name="P2">Application. The Application class provides methods for managing the representations </text:p>
      <text:p text:style-name="P2">of our version of user-level applications in simulations. Developers are expected to </text:p>
      <text:p text:style-name="P2">specialize the Application class in the object-oriented programming sense to create new </text:p>
      <text:p text:style-name="P2">applications. In this tutorial, we will use specializations of class Application called </text:p>
      <text:p text:style-name="P2">UdpEchoClientApplication and UdpEchoServerApplication. As you might expect, </text:p>
      <text:p text:style-name="P2">these applications compose a client/server application set used to generate and echo </text:p>
      <text:p text:style-name="P1">simulated network packet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mad GRANDI</meta:initial-creator>
    <meta:creation-date>2010-08-29T19:18:36</meta:creation-date>
    <dc:date>2010-08-30T03:05:13</dc:date>
    <dc:creator>Imad GRANDI</dc:creator>
    <meta:editing-duration>PT02H11M37S</meta:editing-duration>
    <meta:editing-cycles>2</meta:editing-cycles>
    <meta:generator>OpenOffice.org/3.2$Linux OpenOffice.org_project/320m12$Build-9483</meta:generator>
    <meta:document-statistic meta:table-count="0" meta:image-count="0" meta:object-count="0" meta:page-count="5" meta:paragraph-count="75" meta:word-count="2121" meta:character-count="13009"/>
  </office:meta>
</office:document-meta>
</file>